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23b7" officeooo:paragraph-rsid="001723b7"/>
    </style:style>
    <style:style style:name="P2" style:family="paragraph" style:parent-style-name="Standard" style:list-style-name="L1">
      <style:text-properties officeooo:rsid="00176d00" officeooo:paragraph-rsid="00176d00"/>
    </style:style>
    <style:style style:name="P3" style:family="paragraph" style:parent-style-name="Standard">
      <style:text-properties officeooo:rsid="00176d00" officeooo:paragraph-rsid="00176d00"/>
    </style:style>
    <style:style style:name="P4" style:family="paragraph" style:parent-style-name="Standard">
      <style:text-properties fo:font-weight="bold" officeooo:rsid="001723b7" officeooo:paragraph-rsid="001723b7" style:font-weight-asian="bold" style:font-weight-complex="bold"/>
    </style:style>
    <style:style style:name="P5" style:family="paragraph" style:parent-style-name="Standard">
      <style:text-properties fo:font-weight="bold" officeooo:rsid="00176d00" officeooo:paragraph-rsid="00176d00" style:font-weight-asian="bold" style:font-weight-complex="bold"/>
    </style:style>
    <style:style style:name="P6" style:family="paragraph" style:parent-style-name="Standard" style:list-style-name="L2">
      <style:text-properties fo:font-weight="normal" officeooo:rsid="0019154b" officeooo:paragraph-rsid="0019154b" style:font-weight-asian="normal" style:font-weight-complex="normal"/>
    </style:style>
    <style:style style:name="P7" style:family="paragraph" style:parent-style-name="Standard">
      <style:text-properties fo:font-weight="normal" officeooo:rsid="0019154b" officeooo:paragraph-rsid="0019154b" style:font-weight-asian="normal" style:font-weight-complex="normal"/>
    </style:style>
    <style:style style:name="P8" style:family="paragraph" style:parent-style-name="Standard" style:list-style-name="L6">
      <style:text-properties fo:font-weight="normal" officeooo:rsid="0019154b" officeooo:paragraph-rsid="0019154b" style:font-weight-asian="normal" style:font-weight-complex="normal"/>
    </style:style>
    <style:style style:name="P9" style:family="paragraph" style:parent-style-name="Standard">
      <style:text-properties officeooo:paragraph-rsid="0019154b"/>
    </style:style>
    <style:style style:name="P10" style:family="paragraph" style:parent-style-name="Standard" style:list-style-name="L5">
      <style:text-properties officeooo:paragraph-rsid="0019154b"/>
    </style:style>
    <style:style style:name="P11" style:family="paragraph" style:parent-style-name="Standard" style:list-style-name="L1">
      <style:text-properties style:text-line-through-style="solid" style:text-line-through-type="single" officeooo:rsid="001723b7" officeooo:paragraph-rsid="001723b7"/>
    </style:style>
    <style:style style:name="P12" style:family="paragraph" style:parent-style-name="Standard" style:list-style-name="L1">
      <style:text-properties style:text-line-through-style="solid" style:text-line-through-type="single" officeooo:rsid="0019154b" officeooo:paragraph-rsid="0019154b"/>
    </style:style>
    <style:style style:name="T1" style:family="text">
      <style:text-properties fo:font-weight="normal" officeooo:rsid="0019154b" style:font-weight-asian="normal" style:font-weight-complex="normal"/>
    </style:style>
    <style:style style:name="T2" style:family="text">
      <style:text-properties fo:font-weight="bold" officeooo:rsid="0019154b" style:font-weight-asian="bold" style:font-weight-complex="bold"/>
    </style:style>
    <style:style style:name="T3" style:family="text">
      <style:text-properties officeooo:rsid="001915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ion 0.<text:span text:style-name="T3">0</text:span>1: Basic functionality and change it to a framework instead of a layer above spring</text:p>
      <text:list xml:id="list4669180228399077980" text:style-name="L1">
        <text:list-item>
          <text:p text:style-name="P11">Route (with filters)</text:p>
        </text:list-item>
        <text:list-item>
          <text:p text:style-name="P1">DataLayer</text:p>
          <text:list>
            <text:list-item>
              <text:p text:style-name="P1">XML definition</text:p>
              <text:list>
                <text:list-item>
                  <text:p text:style-name="P11">Constant value</text:p>
                </text:list-item>
                <text:list-item>
                  <text:p text:style-name="P1">Parameter</text:p>
                  <text:list>
                    <text:list-item>
                      <text:p text:style-name="P11">basic functionality</text:p>
                    </text:list-item>
                    <text:list-item>
                      <text:p text:style-name="P12">Type</text:p>
                    </text:list-item>
                    <text:list-item>
                      <text:p text:style-name="P1">Improve exception handeling (invalid parameters)</text:p>
                    </text:list-item>
                    <text:list-item>
                      <text:p text:style-name="P1">mandatory</text:p>
                    </text:list-item>
                  </text:list>
                </text:list-item>
                <text:list-item>
                  <text:p text:style-name="P1">Json</text:p>
                </text:list-item>
                <text:list-item>
                  <text:p text:style-name="P1">Database query</text:p>
                </text:list-item>
                <text:list-item>
                  <text:p text:style-name="P1">Database query to object</text:p>
                </text:list-item>
                <text:list-item>
                  <text:p text:style-name="P1">validation</text:p>
                </text:list-item>
              </text:list>
            </text:list-item>
          </text:list>
        </text:list-item>
        <text:list-item>
          <text:p text:style-name="P2">Widgets</text:p>
          <text:list>
            <text:list-item>
              <text:p text:style-name="P2">Date</text:p>
            </text:list-item>
            <text:list-item>
              <text:p text:style-name="P2">Openstreet map.</text:p>
            </text:list-item>
            <text:list-item>
              <text:p text:style-name="P2">File upload</text:p>
            </text:list-item>
          </text:list>
        </text:list-item>
        <text:list-item>
          <text:p text:style-name="P2">Database</text:p>
          <text:list>
            <text:list-item>
              <text:p text:style-name="P2">define jdbc connections.</text:p>
            </text:list-item>
          </text:list>
        </text:list-item>
        <text:list-item>
          <text:p text:style-name="P2">Documentation</text:p>
          <text:list>
            <text:list-item>
              <text:p text:style-name="P2">Improve sourcecode documentation</text:p>
            </text:list-item>
          </text:list>
        </text:list-item>
        <text:list-item>
          <text:p text:style-name="P2">Delete spring objects</text:p>
        </text:list-item>
      </text:list>
      <text:p text:style-name="P3"/>
      <text:p text:style-name="P5">Version 0.<text:span text:style-name="T3">0</text:span>2: Database interface</text:p>
      <text:list xml:id="list6425610850031953272" text:style-name="L2">
        <text:list-item>
          <text:p text:style-name="P6">Database and non database data models</text:p>
          <text:list>
            <text:list-item>
              <text:p text:style-name="P6">Table/Object</text:p>
            </text:list-item>
            <text:list-item>
              <text:p text:style-name="P6">Fields</text:p>
            </text:list-item>
            <text:list-item>
              <text:p text:style-name="P6">Relations</text:p>
            </text:list-item>
            <text:list-item>
              <text:p text:style-name="P6">validations</text:p>
            </text:list-item>
          </text:list>
        </text:list-item>
      </text:list>
      <text:p text:style-name="P7"/>
      <text:p text:style-name="P9"><text:span text:style-name="T2">Version 0.03: Integration and theming:</text:span></text:p>
      <text:list xml:id="list1127226302322904816" text:style-name="L5">
        <text:list-item>
          <text:p text:style-name="P10"><text:span text:style-name="T1">Imrpove intergration of datalayer/data processor/and outvput view</text:span></text:p>
        </text:list-item>
        <text:list-item>
          <text:p text:style-name="P10"><text:span text:style-name="T1">Integrate routing/Url handeling</text:span></text:p>
        </text:list-item>
        <text:list-item>
          <text:p text:style-name="P10"><text:span text:style-name="T1">Switch theming</text:span></text:p>
        </text:list-item>
      </text:list>
      <text:p text:style-name="P9"><text:span text:style-name="T1"/></text:p>
      <text:p text:style-name="P9"><text:span text:style-name="T2">Version 0.04: Dynamic Elements<text:tab/></text:span></text:p>
      <text:list xml:id="list4531251218075478473" text:style-name="L6">
        <text:list-item>
          <text:p text:style-name="P8">Json etc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32:12.301922287</meta:creation-date>
    <dc:date>2017-02-21T22:00:25.096254143</dc:date>
    <meta:editing-duration>PT7M32S</meta:editing-duration>
    <meta:editing-cycles>1</meta:editing-cycles>
    <meta:document-statistic meta:table-count="0" meta:image-count="0" meta:object-count="0" meta:page-count="1" meta:paragraph-count="35" meta:word-count="127" meta:character-count="754" meta:non-whitespace-character-count="692"/>
    <meta:generator>LibreOffice/5.2.3.3$Linux_X86_64 LibreOffice_project/20m0$Build-3</meta:generator>
  </office:meta>
</office:document-meta>
</file>